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4.053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fo:border="0.002cm solid #000000"/>
      <style:text-properties style:text-outline="false" style:text-line-through-style="none" fo:font-style="normal" fo:text-shadow="none" style:text-underline-style="none" style:text-underline-mode="continuous" style:text-overline-mode="continuous" style:text-line-through-mode="continuous" style:font-style-asian="normal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365f91" style:text-outline="false" style:text-line-through-style="none" style:font-name="Arial Narrow" fo:font-size="11pt" fo:font-style="normal" fo:text-shadow="none" style:text-underline-style="none" fo:font-weight="bold" style:text-underline-mode="continuous" style:text-overline-mode="continuous" style:text-line-through-mode="continuous" style:font-name-asian="Arial Narrow" style:font-size-asian="11pt" style:font-style-asian="normal" style:font-weight-asian="bold" style:font-name-complex="Arial Narrow" style:font-size-complex="6.25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b050" style:text-outline="false" style:text-line-through-style="none" style:font-name="Arial Narrow" fo:font-size="11pt" fo:font-style="normal" fo:text-shadow="none" style:text-underline-style="none" fo:font-weight="bold" style:text-underline-mode="continuous" style:text-overline-mode="continuous" style:text-line-through-mode="continuous" style:font-name-asian="Arial Narrow" style:font-size-asian="11pt" style:font-style-asian="normal" style:font-weight-asian="bold" style:font-name-complex="Arial Narrow" style:font-size-complex="6.25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 Narrow" fo:font-size="11pt" fo:font-style="normal" fo:text-shadow="none" style:text-underline-style="none" fo:font-weight="bold" style:text-underline-mode="continuous" style:text-overline-mode="continuous" style:text-line-through-mode="continuous" style:font-name-asian="Arial Narrow" style:font-size-asian="11pt" style:font-style-asian="normal" style:font-weight-asian="bold" style:font-name-complex="Arial Narrow" style:font-size-complex="6.25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 Narrow" fo:font-size="11pt" fo:font-style="normal" fo:text-shadow="none" style:text-underline-style="none" fo:font-weight="bold" style:text-underline-mode="continuous" style:text-overline-mode="continuous" style:text-line-through-mode="continuous" style:font-name-asian="Arial Narrow" style:font-size-asian="11pt" style:font-style-asian="normal" style:font-weight-asian="bold" style:font-name-complex="Arial Narrow" style:font-size-complex="6.25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rial Narrow" style:font-size-asian="8pt" style:font-style-asian="normal" style:font-weight-asian="normal" style:font-name-complex="Arial Narro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0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rial Narrow" style:font-size-asian="8pt" style:font-style-asian="normal" style:font-weight-asian="normal" style:font-name-complex="Arial Narro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0">
      <style:table-cell-properties style:text-align-source="fix" style:repeat-content="false" fo:border="0.002cm solid #000000"/>
      <style:paragraph-properties fo:text-align="center"/>
      <style:text-properties fo:color="#00b050" style:text-outline="false" style:text-line-through-style="none" style:font-name="Arial Narrow" fo:font-size="11pt" fo:font-style="normal" fo:text-shadow="none" style:text-underline-style="none" fo:font-weight="bold" style:text-underline-mode="continuous" style:text-overline-mode="continuous" style:text-line-through-mode="continuous" style:font-name-asian="Arial Narrow" style:font-size-asian="11pt" style:font-style-asian="normal" style:font-weight-asian="bold" style:font-name-complex="Arial Narrow" style:font-size-complex="6.25pt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365f91" style:text-outline="false" style:text-line-through-styl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imes New Roman" style:font-size-complex="6.25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365f91" style:font-name="Arial Narrow" fo:font-size="11pt" fo:language="lt" fo:country="LT" fo:font-weight="bold" style:font-name-asian="Arial Narrow" style:font-size-asian="11pt" style:language-asian="en" style:country-asian="US" style:font-weight-asian="bold" style:font-name-complex="Arial Narrow" style:font-size-complex="6.30000019073486pt" style:language-complex="ar" style:country-complex="SA" style:font-weight-complex="bold"/>
    </style:style>
  </office:automatic-styles>
  <office:body>
    <office:spreadsheet>
      <table:table table:name="2018 1 ketv." table:style-name="ta1" table:print="false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22" table:default-cell-style-name="ce6"/>
        <table:table-row table:style-name="ro1">
          <table:table-cell table:style-name="ce1" office:value-type="string">
            <text:p/>
            <text:p>Normatyvinis dokumentas <text:s/></text:p>
            <text:p/>
            <text:p/>
            <text:p><text:s text:c="5"/></text:p>
            <text:p/>
            <text:p><text:span text:style-name="T1"><text:s text:c="7"/></text:span>Bandinio</text:p>
            <text:p><text:s text:c="8"/>ėmimo <text:s/></text:p>
            <text:p><text:s text:c="8"/>vieta <text:s text:c="7"/><text:span text:style-name="T1"><text:s text:c="3"/></text:span></text:p>
          </table:table-cell>
          <table:table-cell table:style-name="ce2"/>
          <table:table-cell table:style-name="ce2" office:value-type="string" table:number-columns-spanned="12" table:number-rows-spanned="1">
            <text:p>INDIKATORINĖS ANALITĖS</text:p>
          </table:table-cell>
          <table:covered-table-cell table:number-columns-repeated="11" table:style-name="Default"/>
          <table:table-cell table:style-name="ce2"/>
          <table:table-cell table:style-name="ce2" office:value-type="string" table:number-columns-spanned="9" table:number-rows-spanned="1">
            <text:p>TOKSINĖS ANALITĖS</text:p>
          </table:table-cell>
          <table:covered-table-cell table:number-columns-repeated="8" table:style-name="Default"/>
          <table:table-cell table:style-name="ce9" table:number-columns-repeated="2"/>
        </table:table-row>
        <table:table-row table:style-name="ro2">
          <table:table-cell table:style-name="ce2"/>
          <table:table-cell table:style-name="ce2" office:value-type="string">
            <text:p>Bendras chloras</text:p>
          </table:table-cell>
          <table:table-cell table:style-name="ce2" office:value-type="string">
            <text:p>reakcija pH</text:p>
          </table:table-cell>
          <table:table-cell table:style-name="ce2" office:value-type="string">
            <text:p>spalva, mg/l Pt</text:p>
          </table:table-cell>
          <table:table-cell table:style-name="ce2" office:value-type="string">
            <text:p>Bendras kietumas</text:p>
            <text:p>mmol/l</text:p>
          </table:table-cell>
          <table:table-cell table:style-name="ce2" office:value-type="string">
            <text:p>drumstumas, DV pagal formaziną</text:p>
          </table:table-cell>
          <table:table-cell table:style-name="ce2" office:value-type="string">
            <text:p>savitasis elektros laidis, µS cmˉ¹</text:p>
          </table:table-cell>
          <table:table-cell table:style-name="ce2" office:value-type="string">
            <text:p>amonis, mg/l</text:p>
          </table:table-cell>
          <table:table-cell table:style-name="ce2" office:value-type="string">
            <text:p>sulfatas, mg/l</text:p>
          </table:table-cell>
          <table:table-cell table:style-name="ce2" office:value-type="string">
            <text:p>chloridas, mg/l</text:p>
          </table:table-cell>
          <table:table-cell table:style-name="ce2" office:value-type="string">
            <text:p>bendroji geležis, µg/l</text:p>
          </table:table-cell>
          <table:table-cell table:style-name="ce2" office:value-type="string">
            <text:p>manganas, µg/l</text:p>
          </table:table-cell>
          <table:table-cell table:style-name="ce2" office:value-type="string">
            <text:p>Boras mg/l</text:p>
          </table:table-cell>
          <table:table-cell table:style-name="ce2" office:value-type="string">
            <text:p>permanganato indeksas, <text:s/>mgl/lO2</text:p>
          </table:table-cell>
          <table:table-cell table:style-name="ce2" office:value-type="string">
            <text:p>arsenas µg/l</text:p>
          </table:table-cell>
          <table:table-cell table:style-name="ce2" office:value-type="string">
            <text:p>chromas mg/l</text:p>
          </table:table-cell>
          <table:table-cell table:style-name="ce2" office:value-type="string">
            <text:p>fluoridas, mg/l</text:p>
          </table:table-cell>
          <table:table-cell table:style-name="ce2" office:value-type="string">
            <text:p>nitratas, mg/l</text:p>
          </table:table-cell>
          <table:table-cell table:style-name="ce2" office:value-type="string">
            <text:p>nitritas, mg/l</text:p>
          </table:table-cell>
          <table:table-cell table:style-name="ce2" office:value-type="string">
            <text:p>švinas, µg/l</text:p>
          </table:table-cell>
          <table:table-cell table:style-name="ce2" office:value-type="string">
            <text:p>varis, mg/l</text:p>
          </table:table-cell>
          <table:table-cell table:style-name="ce2" office:value-type="string">
            <text:p>Kadmis µg/l</text:p>
          </table:table-cell>
          <table:table-cell table:style-name="ce2" office:value-type="string">
            <text:p>selenas, µg/l</text:p>
          </table:table-cell>
          <table:table-cell table:style-name="ce2" office:value-type="string">
            <text:p>gyvsidabris, µg/l</text:p>
          </table:table-cell>
          <table:table-cell table:style-name="ce9" office:value-type="string">
            <text:p>Natris mg/l</text:p>
          </table:table-cell>
          <table:table-cell table:style-name="ce9" office:value-type="string">
            <text:p>nikelis, µg/l</text:p>
          </table:table-cell>
        </table:table-row>
        <table:table-row table:style-name="ro3">
          <table:table-cell table:style-name="ce3" office:value-type="string">
            <text:p>HN 24:2017</text:p>
          </table:table-cell>
          <table:table-cell table:style-name="ce3"/>
          <table:table-cell table:style-name="ce3" office:value-type="string">
            <text:p>6,5-9,5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nenormuojam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0.50</text:p>
          </table:table-cell>
          <table:table-cell table:number-columns-repeated="2" table:style-name="ce3" office:value-type="float" office:value="250">
            <text:p>25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.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0">
            <text:p>50</text:p>
          </table:table-cell>
          <table:table-cell table:style-name="ce8" office:value-type="date" office:date-value="2018-01-05">
            <text:p>2018-01-05</text:p>
          </table:table-cell>
          <table:table-cell table:style-name="ce3" office:value-type="float" office:value="50">
            <text:p>50</text:p>
          </table:table-cell>
          <table:table-cell table:style-name="ce8" office:value-type="date" office:date-value="2000-05-01">
            <text:p>2000-05-01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2.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1.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0">
            <text:p>20</text:p>
          </table:table-cell>
        </table:table-row>
        <table:table-row table:style-name="ro2">
          <table:table-cell office:value-type="string">
            <text:p>Eigulių </text:p>
            <text:p>vandenvietė</text:p>
          </table:table-cell>
          <table:table-cell office:value-type="string">
            <text:p>-</text:p>
          </table:table-cell>
          <table:table-cell office:value-type="float" office:value="7.8">
            <text:p>7,8</text:p>
          </table:table-cell>
          <table:table-cell office:value-type="date" office:date-value="2018-06-11">
            <text:p>2018-06-11</text:p>
          </table:table-cell>
          <table:table-cell office:value-type="string">
            <text:p>2,5-3,3</text:p>
          </table:table-cell>
          <table:table-cell office:value-type="string">
            <text:p>0,5-0,6</text:p>
          </table:table-cell>
          <table:table-cell office:value-type="string">
            <text:p>519-580</text:p>
          </table:table-cell>
          <table:table-cell office:value-type="float" office:value="0.05">
            <text:p>0,05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&lt;0,08</text:p>
          </table:table-cell>
          <table:table-cell office:value-type="float" office:value="3.4">
            <text:p>3,4</text:p>
          </table:table-cell>
          <table:table-cell office:value-type="string">
            <text:p>1,0-1,65</text:p>
            <text:p/>
          </table:table-cell>
          <table:table-cell office:value-type="string">
            <text:p>&lt;0,2-0,39</text:p>
          </table:table-cell>
          <table:table-cell office:value-type="float" office:value="0.14">
            <text:p>0,14</text:p>
          </table:table-cell>
          <table:table-cell office:value-type="float" office:value="3">
            <text:p>3</text:p>
          </table:table-cell>
          <table:table-cell office:value-type="float" office:value="0.01">
            <text:p>0,01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table:number-columns-repeated="2"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17,21-17,65</text:p>
          </table:table-cell>
          <table:table-cell office:value-type="string">
            <text:p>&lt;1,0-2,29</text:p>
          </table:table-cell>
        </table:table-row>
        <table:table-row table:style-name="ro4">
          <table:table-cell office:value-type="string">
            <text:p>Kleboniškio <text:s/>vandenvietė</text:p>
          </table:table-cell>
          <table:table-cell office:value-type="string">
            <text:p>-</text:p>
          </table:table-cell>
          <table:table-cell office:value-type="string">
            <text:p>7,8-8,0</text:p>
          </table:table-cell>
          <table:table-cell office:value-type="date" office:date-value="2018-06-13">
            <text:p>2018-06-13</text:p>
          </table:table-cell>
          <table:table-cell office:value-type="string">
            <text:p>2,7-3,2</text:p>
          </table:table-cell>
          <table:table-cell office:value-type="string">
            <text:p>0,3-1,0</text:p>
          </table:table-cell>
          <table:table-cell office:value-type="string">
            <text:p>493-580</text:p>
          </table:table-cell>
          <table:table-cell office:value-type="string">
            <text:p>0,03-0,05</text:p>
          </table:table-cell>
          <table:table-cell office:value-type="string">
            <text:p>14-15</text:p>
          </table:table-cell>
          <table:table-cell table:style-name="ce7" office:value-type="date" office:date-value="2018-11-22">
            <text:p>2018-11-22</text:p>
          </table:table-cell>
          <table:table-cell office:value-type="string">
            <text:p>77-198</text:p>
          </table:table-cell>
          <table:table-cell office:value-type="string">
            <text:p>21-38</text:p>
          </table:table-cell>
          <table:table-cell office:value-type="string">
            <text:p>&lt;0,08-0,09</text:p>
          </table:table-cell>
          <table:table-cell office:value-type="string">
            <text:p>2,7-4,0</text:p>
          </table:table-cell>
          <table:table-cell office:value-type="string">
            <text:p>&lt;1,0</text:p>
          </table:table-cell>
          <table:table-cell office:value-type="string">
            <text:p>&lt;0,2</text:p>
          </table:table-cell>
          <table:table-cell office:value-type="string">
            <text:p>0,14-0,15</text:p>
          </table:table-cell>
          <table:table-cell office:value-type="string">
            <text:p>2,1-2,7</text:p>
          </table:table-cell>
          <table:table-cell office:value-type="string">
            <text:p>0,05-0,08</text:p>
          </table:table-cell>
          <table:table-cell office:value-type="string">
            <text:p>&lt;1,0-1,2</text:p>
          </table:table-cell>
          <table:table-cell office:value-type="string">
            <text:p>&lt;0,1</text:p>
          </table:table-cell>
          <table:table-cell table:number-columns-repeated="2" office:value-type="string">
            <text:p>&lt;1,0</text:p>
          </table:table-cell>
          <table:table-cell office:value-type="string">
            <text:p>&lt;0,1</text:p>
            <text:p/>
          </table:table-cell>
          <table:table-cell office:value-type="string">
            <text:p>11,61-18,24</text:p>
          </table:table-cell>
          <table:table-cell office:value-type="string">
            <text:p>&lt;1,0</text:p>
          </table:table-cell>
        </table:table-row>
        <table:table-row table:style-name="ro2">
          <table:table-cell table:style-name="ce5" office:value-type="string">
            <text:p>Vičiūnų </text:p>
            <text:p>vandenvietė</text:p>
          </table:table-cell>
          <table:table-cell office:value-type="string">
            <text:p>-</text:p>
          </table:table-cell>
          <table:table-cell office:value-type="string">
            <text:p>7,8-7,9</text:p>
          </table:table-cell>
          <table:table-cell office:value-type="date" office:date-value="2018-06-09">
            <text:p>2018-06-09</text:p>
          </table:table-cell>
          <table:table-cell office:value-type="string">
            <text:p>2,7-3,4</text:p>
          </table:table-cell>
          <table:table-cell office:value-type="string">
            <text:p>0,3-0,8</text:p>
          </table:table-cell>
          <table:table-cell office:value-type="string">
            <text:p>512-605</text:p>
          </table:table-cell>
          <table:table-cell office:value-type="string">
            <text:p>0,05-0,06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string">
            <text:p>&lt;0,08</text:p>
          </table:table-cell>
          <table:table-cell office:value-type="float" office:value="4.9">
            <text:p>4,9</text:p>
          </table:table-cell>
          <table:table-cell office:value-type="string">
            <text:p>&lt;1,0-2,0</text:p>
          </table:table-cell>
          <table:table-cell office:value-type="string">
            <text:p>&lt;0,2-0,28</text:p>
          </table:table-cell>
          <table:table-cell office:value-type="float" office:value="0.14">
            <text:p>0,14</text:p>
          </table:table-cell>
          <table:table-cell office:value-type="string">
            <text:p>&lt;0,5</text:p>
          </table:table-cell>
          <table:table-cell office:value-type="float" office:value="0.03">
            <text:p>0,03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&lt;1.0</text:p>
          </table:table-cell>
          <table:table-cell office:value-type="string">
            <text:p>&lt;1,0-1,4</text:p>
          </table:table-cell>
          <table:table-cell office:value-type="string">
            <text:p>&lt;0,1</text:p>
          </table:table-cell>
          <table:table-cell office:value-type="string">
            <text:p>12,64-14,83</text:p>
          </table:table-cell>
          <table:table-cell office:value-type="string">
            <text:p>&lt;1,0-3,03</text:p>
          </table:table-cell>
        </table:table-row>
        <table:table-row table:style-name="ro2">
          <table:table-cell office:value-type="string">
            <text:p>Petrašiūnų</text:p>
            <text:p>vandenvietė</text:p>
          </table:table-cell>
          <table:table-cell office:value-type="string">
            <text:p>0,08-0,09</text:p>
          </table:table-cell>
          <table:table-cell office:value-type="string">
            <text:p>7,8-8,1</text:p>
          </table:table-cell>
          <table:table-cell office:value-type="date" office:date-value="2018-08-09">
            <text:p>2018-08-09</text:p>
          </table:table-cell>
          <table:table-cell office:value-type="string">
            <text:p>2,5-2,8</text:p>
          </table:table-cell>
          <table:table-cell office:value-type="string">
            <text:p>0,2--0,5</text:p>
          </table:table-cell>
          <table:table-cell office:value-type="string">
            <text:p>481-491</text:p>
          </table:table-cell>
          <table:table-cell office:value-type="string">
            <text:p>&lt;0,0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&lt;10</text:p>
          </table:table-cell>
          <table:table-cell office:value-type="float" office:value="14">
            <text:p>14</text:p>
          </table:table-cell>
          <table:table-cell office:value-type="string">
            <text:p>&lt;0,08</text:p>
          </table:table-cell>
          <table:table-cell office:value-type="string">
            <text:p>3,9-4,2</text:p>
          </table:table-cell>
          <table:table-cell office:value-type="float" office:value="4.7">
            <text:p>4,7</text:p>
          </table:table-cell>
          <table:table-cell office:value-type="string">
            <text:p>&lt;0,2</text:p>
          </table:table-cell>
          <table:table-cell office:value-type="float" office:value="0.18">
            <text:p>0,18</text:p>
          </table:table-cell>
          <table:table-cell office:value-type="float" office:value="1.5">
            <text:p>1,5</text:p>
          </table:table-cell>
          <table:table-cell office:value-type="string">
            <text:p>&lt;0,01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&lt;1.0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12,41-13,22</text:p>
          </table:table-cell>
          <table:table-cell office:value-type="string">
            <text:p>&lt;1,0-1,2</text:p>
          </table:table-cell>
        </table:table-row>
      </table:table>
      <table:table table:name="2018 2ketv." table:style-name="ta1" table:print="false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22" table:default-cell-style-name="ce6"/>
        <table:table-row table:style-name="ro1">
          <table:table-cell table:style-name="ce1" office:value-type="string">
            <text:p/>
            <text:p>Normatyvinis dokumentas <text:s/></text:p>
            <text:p/>
            <text:p/>
            <text:p><text:s text:c="5"/></text:p>
            <text:p/>
            <text:p><text:span text:style-name="T1"><text:s text:c="7"/></text:span>Bandinio</text:p>
            <text:p><text:s text:c="8"/>ėmimo <text:s/></text:p>
            <text:p><text:s text:c="8"/>vieta <text:s text:c="7"/><text:span text:style-name="T1"><text:s text:c="3"/></text:span></text:p>
          </table:table-cell>
          <table:table-cell table:style-name="ce2"/>
          <table:table-cell table:style-name="ce2" office:value-type="string" table:number-columns-spanned="12" table:number-rows-spanned="1">
            <text:p>INDIKATORINĖS ANALITĖS</text:p>
          </table:table-cell>
          <table:covered-table-cell table:number-columns-repeated="11" table:style-name="Default"/>
          <table:table-cell table:style-name="ce2"/>
          <table:table-cell table:style-name="ce2" office:value-type="string" table:number-columns-spanned="9" table:number-rows-spanned="1">
            <text:p>TOKSINĖS ANALITĖS</text:p>
          </table:table-cell>
          <table:covered-table-cell table:number-columns-repeated="8" table:style-name="Default"/>
          <table:table-cell table:style-name="ce9" table:number-columns-repeated="2"/>
        </table:table-row>
        <table:table-row table:style-name="ro2">
          <table:table-cell table:style-name="ce2"/>
          <table:table-cell table:style-name="ce2" office:value-type="string">
            <text:p>Bendras chloras</text:p>
          </table:table-cell>
          <table:table-cell table:style-name="ce2" office:value-type="string">
            <text:p>reakcija pH</text:p>
          </table:table-cell>
          <table:table-cell table:style-name="ce2" office:value-type="string">
            <text:p>spalva, mg/l Pt</text:p>
          </table:table-cell>
          <table:table-cell table:style-name="ce2" office:value-type="string">
            <text:p>Bendras kietumas</text:p>
            <text:p>mmol/l</text:p>
          </table:table-cell>
          <table:table-cell table:style-name="ce2" office:value-type="string">
            <text:p>drumstumas, DV pagal formaziną</text:p>
          </table:table-cell>
          <table:table-cell table:style-name="ce2" office:value-type="string">
            <text:p>savitasis elektros laidis, µS cmˉ¹</text:p>
          </table:table-cell>
          <table:table-cell table:style-name="ce2" office:value-type="string">
            <text:p>amonis, mg/l</text:p>
          </table:table-cell>
          <table:table-cell table:style-name="ce2" office:value-type="string">
            <text:p>sulfatas, mg/l</text:p>
          </table:table-cell>
          <table:table-cell table:style-name="ce2" office:value-type="string">
            <text:p>chloridas, mg/l</text:p>
          </table:table-cell>
          <table:table-cell table:style-name="ce2" office:value-type="string">
            <text:p>bendroji geležis, µg/l</text:p>
          </table:table-cell>
          <table:table-cell table:style-name="ce2" office:value-type="string">
            <text:p>manganas, µg/l</text:p>
          </table:table-cell>
          <table:table-cell table:style-name="ce2" office:value-type="string">
            <text:p>Boras mg/l</text:p>
          </table:table-cell>
          <table:table-cell table:style-name="ce2" office:value-type="string">
            <text:p>permanganato indeksas, <text:s/>mgl/lO2</text:p>
          </table:table-cell>
          <table:table-cell table:style-name="ce2" office:value-type="string">
            <text:p>arsenas µg/l</text:p>
          </table:table-cell>
          <table:table-cell table:style-name="ce2" office:value-type="string">
            <text:p>chromas mg/l</text:p>
          </table:table-cell>
          <table:table-cell table:style-name="ce2" office:value-type="string">
            <text:p>fluoridas, mg/l</text:p>
          </table:table-cell>
          <table:table-cell table:style-name="ce2" office:value-type="string">
            <text:p>nitratas, mg/l</text:p>
          </table:table-cell>
          <table:table-cell table:style-name="ce2" office:value-type="string">
            <text:p>nitritas, mg/l</text:p>
          </table:table-cell>
          <table:table-cell table:style-name="ce2" office:value-type="string">
            <text:p>švinas, µg/l</text:p>
          </table:table-cell>
          <table:table-cell table:style-name="ce2" office:value-type="string">
            <text:p>varis, mg/l</text:p>
          </table:table-cell>
          <table:table-cell table:style-name="ce2" office:value-type="string">
            <text:p>Kadmis µg/l</text:p>
          </table:table-cell>
          <table:table-cell table:style-name="ce2" office:value-type="string">
            <text:p>selenas, µg/l</text:p>
          </table:table-cell>
          <table:table-cell table:style-name="ce2" office:value-type="string">
            <text:p>gyvsidabris, µg/l</text:p>
          </table:table-cell>
          <table:table-cell table:style-name="ce9" office:value-type="string">
            <text:p>Natris mg/l</text:p>
          </table:table-cell>
          <table:table-cell table:style-name="ce9" office:value-type="string">
            <text:p>nikelis, µg/l</text:p>
          </table:table-cell>
        </table:table-row>
        <table:table-row table:style-name="ro3">
          <table:table-cell table:style-name="ce3" office:value-type="string">
            <text:p>HN 24:2017</text:p>
          </table:table-cell>
          <table:table-cell table:style-name="ce3"/>
          <table:table-cell table:style-name="ce3" office:value-type="string">
            <text:p>6,5-9,5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nenormuojam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0.50</text:p>
          </table:table-cell>
          <table:table-cell table:number-columns-repeated="2" table:style-name="ce3" office:value-type="float" office:value="250">
            <text:p>25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.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0">
            <text:p>50</text:p>
          </table:table-cell>
          <table:table-cell table:style-name="ce8" office:value-type="date" office:date-value="2018-01-05">
            <text:p>2018-01-05</text:p>
          </table:table-cell>
          <table:table-cell table:style-name="ce3" office:value-type="float" office:value="50">
            <text:p>50</text:p>
          </table:table-cell>
          <table:table-cell table:style-name="ce8" office:value-type="date" office:date-value="2000-05-01">
            <text:p>2000-05-01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2.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1.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0">
            <text:p>20</text:p>
          </table:table-cell>
        </table:table-row>
        <table:table-row table:style-name="ro2">
          <table:table-cell office:value-type="string">
            <text:p>Eigulių </text:p>
            <text:p>vandenvietė</text:p>
          </table:table-cell>
          <table:table-cell office:value-type="string">
            <text:p>-</text:p>
          </table:table-cell>
          <table:table-cell office:value-type="string">
            <text:p>7,5-7,6</text:p>
          </table:table-cell>
          <table:table-cell office:value-type="date" office:date-value="2018-10-12">
            <text:p>2018-10-12</text:p>
          </table:table-cell>
          <table:table-cell office:value-type="string">
            <text:p>2,5-3,3</text:p>
          </table:table-cell>
          <table:table-cell office:value-type="string">
            <text:p>0,2-1,1</text:p>
          </table:table-cell>
          <table:table-cell office:value-type="string">
            <text:p>606-642</text:p>
          </table:table-cell>
          <table:table-cell office:value-type="string">
            <text:p>&lt;0,03</text:p>
          </table:table-cell>
          <table:table-cell office:value-type="float" office:value="40">
            <text:p>40</text:p>
          </table:table-cell>
          <table:table-cell office:value-type="string">
            <text:p>40-51</text:p>
          </table:table-cell>
          <table:table-cell office:value-type="string">
            <text:p>&lt;10-93</text:p>
          </table:table-cell>
          <table:table-cell office:value-type="string">
            <text:p>13-32</text:p>
          </table:table-cell>
          <table:table-cell office:value-type="string">
            <text:p>&lt;0,08</text:p>
          </table:table-cell>
          <table:table-cell office:value-type="string">
            <text:p>3,2-4,9</text:p>
          </table:table-cell>
          <table:table-cell office:value-type="string">
            <text:p>1,0-1,65</text:p>
            <text:p/>
          </table:table-cell>
          <table:table-cell office:value-type="string">
            <text:p>&lt;0,2-0,39</text:p>
          </table:table-cell>
          <table:table-cell office:value-type="string">
            <text:p>0,13-0,18</text:p>
          </table:table-cell>
          <table:table-cell office:value-type="string">
            <text:p>4,2-4,3</text:p>
          </table:table-cell>
          <table:table-cell office:value-type="string">
            <text:p>&lt;0,01-0,05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table:number-columns-repeated="2"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17,21-17,65</text:p>
          </table:table-cell>
          <table:table-cell office:value-type="string">
            <text:p>&lt;1,0-2,29</text:p>
          </table:table-cell>
        </table:table-row>
        <table:table-row table:style-name="ro4">
          <table:table-cell office:value-type="string">
            <text:p>Kleboniškio <text:s/>vandenvietė</text:p>
          </table:table-cell>
          <table:table-cell office:value-type="string">
            <text:p>-</text:p>
          </table:table-cell>
          <table:table-cell office:value-type="string">
            <text:p>7,7-7,8</text:p>
          </table:table-cell>
          <table:table-cell office:value-type="date" office:date-value="2018-10-17">
            <text:p>2018-10-17</text:p>
          </table:table-cell>
          <table:table-cell office:value-type="string">
            <text:p>2,7-3,2</text:p>
          </table:table-cell>
          <table:table-cell office:value-type="string">
            <text:p>0,1-1,2</text:p>
          </table:table-cell>
          <table:table-cell office:value-type="string">
            <text:p>417-527</text:p>
          </table:table-cell>
          <table:table-cell office:value-type="string">
            <text:p>&lt;0,03-0,05</text:p>
          </table:table-cell>
          <table:table-cell office:value-type="string">
            <text:p>14-15</text:p>
          </table:table-cell>
          <table:table-cell table:style-name="ce7" office:value-type="date" office:date-value="2018-11-22">
            <text:p>2018-11-22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string">
            <text:p>&lt;0,08-0,09</text:p>
          </table:table-cell>
          <table:table-cell office:value-type="string">
            <text:p>2,7-4,0</text:p>
          </table:table-cell>
          <table:table-cell office:value-type="string">
            <text:p>&lt;1,0</text:p>
          </table:table-cell>
          <table:table-cell office:value-type="string">
            <text:p>&lt;0,2</text:p>
          </table:table-cell>
          <table:table-cell office:value-type="string">
            <text:p>0,14-0,15</text:p>
          </table:table-cell>
          <table:table-cell office:value-type="float" office:value="2.2">
            <text:p>2,2</text:p>
          </table:table-cell>
          <table:table-cell office:value-type="float" office:value="0.03">
            <text:p>0,03</text:p>
          </table:table-cell>
          <table:table-cell office:value-type="string">
            <text:p>&lt;1,0-1,2</text:p>
          </table:table-cell>
          <table:table-cell office:value-type="string">
            <text:p>&lt;0,1</text:p>
          </table:table-cell>
          <table:table-cell table:number-columns-repeated="2" office:value-type="string">
            <text:p>&lt;1,0</text:p>
          </table:table-cell>
          <table:table-cell office:value-type="string">
            <text:p>&lt;0,1</text:p>
            <text:p/>
          </table:table-cell>
          <table:table-cell office:value-type="string">
            <text:p>11,61-18,24</text:p>
          </table:table-cell>
          <table:table-cell office:value-type="string">
            <text:p>&lt;1,0</text:p>
          </table:table-cell>
        </table:table-row>
        <table:table-row table:style-name="ro2">
          <table:table-cell table:style-name="ce5" office:value-type="string">
            <text:p>Vičiūnų </text:p>
            <text:p>vandenvietė</text:p>
          </table:table-cell>
          <table:table-cell office:value-type="string">
            <text:p>-</text:p>
          </table:table-cell>
          <table:table-cell office:value-type="string">
            <text:p>7,6-7,7</text:p>
          </table:table-cell>
          <table:table-cell office:value-type="date" office:date-value="2018-11-13">
            <text:p>2018-11-13</text:p>
          </table:table-cell>
          <table:table-cell office:value-type="string">
            <text:p>2,7-3,4</text:p>
          </table:table-cell>
          <table:table-cell office:value-type="string">
            <text:p>0,1-0,4</text:p>
          </table:table-cell>
          <table:table-cell office:value-type="string">
            <text:p>516-583</text:p>
          </table:table-cell>
          <table:table-cell office:value-type="string">
            <text:p>&lt;0,03-0,07</text:p>
          </table:table-cell>
          <table:table-cell office:value-type="string">
            <text:p>19-21</text:p>
          </table:table-cell>
          <table:table-cell office:value-type="string">
            <text:p>23-28</text:p>
          </table:table-cell>
          <table:table-cell office:value-type="string">
            <text:p>&lt;10-114</text:p>
          </table:table-cell>
          <table:table-cell office:value-type="string">
            <text:p>14-152</text:p>
          </table:table-cell>
          <table:table-cell office:value-type="string">
            <text:p>0,08-0,09</text:p>
          </table:table-cell>
          <table:table-cell office:value-type="string">
            <text:p>3,6-4,4</text:p>
          </table:table-cell>
          <table:table-cell office:value-type="string">
            <text:p>&lt;1,0-1,58</text:p>
          </table:table-cell>
          <table:table-cell office:value-type="string">
            <text:p>&lt;0,2-0,26</text:p>
          </table:table-cell>
          <table:table-cell office:value-type="string">
            <text:p>0,12-0,18</text:p>
          </table:table-cell>
          <table:table-cell office:value-type="string">
            <text:p>2,8-2,9</text:p>
          </table:table-cell>
          <table:table-cell office:value-type="string">
            <text:p>&lt;0,01-0,02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&lt;1.0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12,64-14,83</text:p>
          </table:table-cell>
          <table:table-cell office:value-type="string">
            <text:p>&lt;1,0-1,64</text:p>
          </table:table-cell>
        </table:table-row>
        <table:table-row table:style-name="ro2">
          <table:table-cell office:value-type="string">
            <text:p>Petrašiūnų</text:p>
            <text:p>vandenvietė</text:p>
          </table:table-cell>
          <table:table-cell office:value-type="string">
            <text:p>0,10-0,22</text:p>
          </table:table-cell>
          <table:table-cell office:value-type="string">
            <text:p>7,6-8,0</text:p>
          </table:table-cell>
          <table:table-cell office:value-type="date" office:date-value="2018-12-15">
            <text:p>2018-12-15</text:p>
          </table:table-cell>
          <table:table-cell office:value-type="string">
            <text:p>2,5-2,8</text:p>
          </table:table-cell>
          <table:table-cell office:value-type="string">
            <text:p>0,1-0,4</text:p>
          </table:table-cell>
          <table:table-cell office:value-type="string">
            <text:p>478-511</text:p>
          </table:table-cell>
          <table:table-cell office:value-type="string">
            <text:p>&lt;0,03</text:p>
          </table:table-cell>
          <table:table-cell office:value-type="float" office:value="20">
            <text:p>20</text:p>
          </table:table-cell>
          <table:table-cell office:value-type="string">
            <text:p>22-24</text:p>
          </table:table-cell>
          <table:table-cell office:value-type="string">
            <text:p>&lt;10-15</text:p>
          </table:table-cell>
          <table:table-cell office:value-type="string">
            <text:p>15-26</text:p>
          </table:table-cell>
          <table:table-cell office:value-type="string">
            <text:p>&lt;0,08</text:p>
          </table:table-cell>
          <table:table-cell office:value-type="string">
            <text:p>4,5-4,8</text:p>
          </table:table-cell>
          <table:table-cell office:value-type="float" office:value="4.7">
            <text:p>4,7</text:p>
          </table:table-cell>
          <table:table-cell office:value-type="string">
            <text:p>&lt;0,2</text:p>
          </table:table-cell>
          <table:table-cell office:value-type="string">
            <text:p>0,14-0,18</text:p>
          </table:table-cell>
          <table:table-cell office:value-type="float" office:value="1.7">
            <text:p>1,7</text:p>
          </table:table-cell>
          <table:table-cell office:value-type="string">
            <text:p>&lt;0,01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&lt;1.0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12,41-13,22</text:p>
          </table:table-cell>
          <table:table-cell office:value-type="string">
            <text:p>&lt;1,0-1,2</text:p>
          </table:table-cell>
        </table:table-row>
      </table:table>
      <table:table table:name="2018 3 ketv." table:style-name="ta1" table:print="false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22" table:default-cell-style-name="ce6"/>
        <table:table-row table:style-name="ro1">
          <table:table-cell table:style-name="ce1" office:value-type="string">
            <text:p/>
            <text:p>Normatyvinis dokumentas <text:s/></text:p>
            <text:p/>
            <text:p/>
            <text:p><text:s text:c="5"/></text:p>
            <text:p/>
            <text:p><text:span text:style-name="T1"><text:s text:c="7"/></text:span>Bandinio</text:p>
            <text:p><text:s text:c="8"/>ėmimo <text:s/></text:p>
            <text:p><text:s text:c="8"/>vieta <text:s text:c="7"/><text:span text:style-name="T1"><text:s text:c="3"/></text:span></text:p>
          </table:table-cell>
          <table:table-cell table:style-name="ce2"/>
          <table:table-cell table:style-name="ce2" office:value-type="string" table:number-columns-spanned="12" table:number-rows-spanned="1">
            <text:p>INDIKATORINĖS ANALITĖS</text:p>
          </table:table-cell>
          <table:covered-table-cell table:number-columns-repeated="11" table:style-name="Default"/>
          <table:table-cell table:style-name="ce2"/>
          <table:table-cell table:style-name="ce2" office:value-type="string" table:number-columns-spanned="9" table:number-rows-spanned="1">
            <text:p>TOKSINĖS ANALITĖS</text:p>
          </table:table-cell>
          <table:covered-table-cell table:number-columns-repeated="8" table:style-name="Default"/>
          <table:table-cell table:style-name="ce9" table:number-columns-repeated="2"/>
        </table:table-row>
        <table:table-row table:style-name="ro2">
          <table:table-cell table:style-name="ce2"/>
          <table:table-cell table:style-name="ce2" office:value-type="string">
            <text:p>Bendras chloras</text:p>
          </table:table-cell>
          <table:table-cell table:style-name="ce2" office:value-type="string">
            <text:p>reakcija pH</text:p>
          </table:table-cell>
          <table:table-cell table:style-name="ce2" office:value-type="string">
            <text:p>spalva, mg/l Pt</text:p>
          </table:table-cell>
          <table:table-cell table:style-name="ce2" office:value-type="string">
            <text:p>Bendras kietumas</text:p>
            <text:p>mmol/l</text:p>
          </table:table-cell>
          <table:table-cell table:style-name="ce2" office:value-type="string">
            <text:p>drumstumas, DV pagal formaziną</text:p>
          </table:table-cell>
          <table:table-cell table:style-name="ce2" office:value-type="string">
            <text:p>savitasis elektros laidis, µS cmˉ¹</text:p>
          </table:table-cell>
          <table:table-cell table:style-name="ce2" office:value-type="string">
            <text:p>amonis, mg/l</text:p>
          </table:table-cell>
          <table:table-cell table:style-name="ce2" office:value-type="string">
            <text:p>sulfatas, mg/l</text:p>
          </table:table-cell>
          <table:table-cell table:style-name="ce2" office:value-type="string">
            <text:p>chloridas, mg/l</text:p>
          </table:table-cell>
          <table:table-cell table:style-name="ce2" office:value-type="string">
            <text:p>bendroji geležis, µg/l</text:p>
          </table:table-cell>
          <table:table-cell table:style-name="ce2" office:value-type="string">
            <text:p>manganas, µg/l</text:p>
          </table:table-cell>
          <table:table-cell table:style-name="ce2" office:value-type="string">
            <text:p>Boras mg/l</text:p>
          </table:table-cell>
          <table:table-cell table:style-name="ce2" office:value-type="string">
            <text:p>permanganato indeksas, <text:s/>mgl/lO2</text:p>
          </table:table-cell>
          <table:table-cell table:style-name="ce2" office:value-type="string">
            <text:p>arsenas µg/l</text:p>
          </table:table-cell>
          <table:table-cell table:style-name="ce2" office:value-type="string">
            <text:p>chromas mg/l</text:p>
          </table:table-cell>
          <table:table-cell table:style-name="ce2" office:value-type="string">
            <text:p>fluoridas, mg/l</text:p>
          </table:table-cell>
          <table:table-cell table:style-name="ce2" office:value-type="string">
            <text:p>nitratas, mg/l</text:p>
          </table:table-cell>
          <table:table-cell table:style-name="ce2" office:value-type="string">
            <text:p>nitritas, mg/l</text:p>
          </table:table-cell>
          <table:table-cell table:style-name="ce2" office:value-type="string">
            <text:p>švinas, µg/l</text:p>
          </table:table-cell>
          <table:table-cell table:style-name="ce2" office:value-type="string">
            <text:p>varis, mg/l</text:p>
          </table:table-cell>
          <table:table-cell table:style-name="ce2" office:value-type="string">
            <text:p>Kadmis µg/l</text:p>
          </table:table-cell>
          <table:table-cell table:style-name="ce2" office:value-type="string">
            <text:p>selenas, µg/l</text:p>
          </table:table-cell>
          <table:table-cell table:style-name="ce2" office:value-type="string">
            <text:p>gyvsidabris, µg/l</text:p>
          </table:table-cell>
          <table:table-cell table:style-name="ce9" office:value-type="string">
            <text:p>Natris mg/l</text:p>
          </table:table-cell>
          <table:table-cell table:style-name="ce9" office:value-type="string">
            <text:p>nikelis, µg/l</text:p>
          </table:table-cell>
        </table:table-row>
        <table:table-row table:style-name="ro3">
          <table:table-cell table:style-name="ce3" office:value-type="string">
            <text:p>HN 24:2017</text:p>
          </table:table-cell>
          <table:table-cell table:style-name="ce3"/>
          <table:table-cell table:style-name="ce3" office:value-type="string">
            <text:p>6,5-9,5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nenormuojam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0.50</text:p>
          </table:table-cell>
          <table:table-cell table:number-columns-repeated="2" table:style-name="ce3" office:value-type="float" office:value="250">
            <text:p>25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.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0">
            <text:p>50</text:p>
          </table:table-cell>
          <table:table-cell table:style-name="ce8" office:value-type="date" office:date-value="2018-01-05">
            <text:p>2018-01-05</text:p>
          </table:table-cell>
          <table:table-cell table:style-name="ce3" office:value-type="float" office:value="50">
            <text:p>50</text:p>
          </table:table-cell>
          <table:table-cell table:style-name="ce8" office:value-type="date" office:date-value="2000-05-01">
            <text:p>2000-05-01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2.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1.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0">
            <text:p>20</text:p>
          </table:table-cell>
        </table:table-row>
        <table:table-row table:style-name="ro2">
          <table:table-cell office:value-type="string">
            <text:p>Eigulių </text:p>
            <text:p>vandenvietė</text:p>
          </table:table-cell>
          <table:table-cell office:value-type="string">
            <text:p>-</text:p>
          </table:table-cell>
          <table:table-cell office:value-type="string">
            <text:p>7,5-7,7</text:p>
          </table:table-cell>
          <table:table-cell office:value-type="date" office:date-value="2018-09-12">
            <text:p>2018-09-12</text:p>
          </table:table-cell>
          <table:table-cell office:value-type="string">
            <text:p>2,5-3,3</text:p>
          </table:table-cell>
          <table:table-cell office:value-type="string">
            <text:p>0,1-0,8</text:p>
          </table:table-cell>
          <table:table-cell office:value-type="string">
            <text:p>534-662</text:p>
          </table:table-cell>
          <table:table-cell office:value-type="string">
            <text:p>&lt;0,03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&lt;0,08</text:p>
          </table:table-cell>
          <table:table-cell office:value-type="float" office:value="3.4">
            <text:p>3,4</text:p>
          </table:table-cell>
          <table:table-cell office:value-type="string">
            <text:p>1,0-1,65</text:p>
            <text:p/>
          </table:table-cell>
          <table:table-cell office:value-type="string">
            <text:p>&lt;0,2-0,39</text:p>
          </table:table-cell>
          <table:table-cell office:value-type="float" office:value="0.14">
            <text:p>0,14</text:p>
          </table:table-cell>
          <table:table-cell office:value-type="float" office:value="3">
            <text:p>3</text:p>
          </table:table-cell>
          <table:table-cell office:value-type="float" office:value="0.01">
            <text:p>0,01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table:number-columns-repeated="2"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17,21-17,65</text:p>
          </table:table-cell>
          <table:table-cell office:value-type="string">
            <text:p>&lt;1,0-2,29</text:p>
          </table:table-cell>
        </table:table-row>
        <table:table-row table:style-name="ro4">
          <table:table-cell office:value-type="string">
            <text:p>Kleboniškio <text:s/>vandenvietė</text:p>
          </table:table-cell>
          <table:table-cell office:value-type="string">
            <text:p>-</text:p>
          </table:table-cell>
          <table:table-cell office:value-type="string">
            <text:p>7,4-7,7</text:p>
          </table:table-cell>
          <table:table-cell office:value-type="date" office:date-value="2018-08-11">
            <text:p>2018-08-11</text:p>
          </table:table-cell>
          <table:table-cell office:value-type="string">
            <text:p>2,7-3,2</text:p>
          </table:table-cell>
          <table:table-cell office:value-type="string">
            <text:p>0,2-2,7</text:p>
          </table:table-cell>
          <table:table-cell office:value-type="string">
            <text:p>513-561</text:p>
          </table:table-cell>
          <table:table-cell office:value-type="string">
            <text:p>&lt;0,03-0,06</text:p>
          </table:table-cell>
          <table:table-cell office:value-type="string">
            <text:p>14-15</text:p>
          </table:table-cell>
          <table:table-cell table:style-name="ce7" office:value-type="date" office:date-value="2018-11-22">
            <text:p>2018-11-22</text:p>
          </table:table-cell>
          <table:table-cell office:value-type="string">
            <text:p>77-198</text:p>
          </table:table-cell>
          <table:table-cell office:value-type="string">
            <text:p>21-38</text:p>
          </table:table-cell>
          <table:table-cell office:value-type="string">
            <text:p>&lt;0,08-0,09</text:p>
          </table:table-cell>
          <table:table-cell office:value-type="string">
            <text:p>2,7-4,0</text:p>
          </table:table-cell>
          <table:table-cell office:value-type="string">
            <text:p>&lt;1,0</text:p>
          </table:table-cell>
          <table:table-cell office:value-type="string">
            <text:p>&lt;0,2</text:p>
          </table:table-cell>
          <table:table-cell office:value-type="string">
            <text:p>0,14-0,15</text:p>
          </table:table-cell>
          <table:table-cell office:value-type="string">
            <text:p>2,1-2,7</text:p>
          </table:table-cell>
          <table:table-cell office:value-type="string">
            <text:p>0,05-0,08</text:p>
          </table:table-cell>
          <table:table-cell office:value-type="string">
            <text:p>&lt;1,0-1,2</text:p>
          </table:table-cell>
          <table:table-cell office:value-type="string">
            <text:p>&lt;0,1</text:p>
          </table:table-cell>
          <table:table-cell table:number-columns-repeated="2" office:value-type="string">
            <text:p>&lt;1,0</text:p>
          </table:table-cell>
          <table:table-cell office:value-type="string">
            <text:p>&lt;0,1</text:p>
            <text:p/>
          </table:table-cell>
          <table:table-cell office:value-type="string">
            <text:p>11,61-18,24</text:p>
          </table:table-cell>
          <table:table-cell office:value-type="string">
            <text:p>&lt;1,0</text:p>
          </table:table-cell>
        </table:table-row>
        <table:table-row table:style-name="ro2">
          <table:table-cell table:style-name="ce5" office:value-type="string">
            <text:p>Vičiūnų </text:p>
            <text:p>vandenvietė</text:p>
          </table:table-cell>
          <table:table-cell office:value-type="string">
            <text:p>-</text:p>
          </table:table-cell>
          <table:table-cell office:value-type="string">
            <text:p>7,6-7,7</text:p>
          </table:table-cell>
          <table:table-cell table:style-name="ce6" office:value-type="float" office:value="12">
            <text:p>12</text:p>
          </table:table-cell>
          <table:table-cell office:value-type="string">
            <text:p>2,7-3,4</text:p>
          </table:table-cell>
          <table:table-cell office:value-type="string">
            <text:p>0,1-0,3</text:p>
          </table:table-cell>
          <table:table-cell office:value-type="string">
            <text:p>521-623</text:p>
          </table:table-cell>
          <table:table-cell office:value-type="string">
            <text:p>&lt;0,03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string">
            <text:p>&lt;0,08</text:p>
          </table:table-cell>
          <table:table-cell office:value-type="float" office:value="4.9">
            <text:p>4,9</text:p>
          </table:table-cell>
          <table:table-cell office:value-type="string">
            <text:p>&lt;1,0-1,58</text:p>
          </table:table-cell>
          <table:table-cell office:value-type="string">
            <text:p>&lt;0,2-0,26</text:p>
          </table:table-cell>
          <table:table-cell office:value-type="float" office:value="0.14">
            <text:p>0,14</text:p>
          </table:table-cell>
          <table:table-cell office:value-type="string">
            <text:p>&lt;0,5</text:p>
          </table:table-cell>
          <table:table-cell office:value-type="float" office:value="0.03">
            <text:p>0,03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&lt;1.0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12,64-14,83</text:p>
          </table:table-cell>
          <table:table-cell office:value-type="string">
            <text:p>&lt;1,0-1,64</text:p>
          </table:table-cell>
        </table:table-row>
        <table:table-row table:style-name="ro2">
          <table:table-cell office:value-type="string">
            <text:p>Petrašiūnų</text:p>
            <text:p>vandenvietė</text:p>
          </table:table-cell>
          <table:table-cell office:value-type="string">
            <text:p>0,10-0,20</text:p>
          </table:table-cell>
          <table:table-cell office:value-type="string">
            <text:p>7,7-7,9</text:p>
          </table:table-cell>
          <table:table-cell table:style-name="ce6" office:value-type="string">
            <text:p>13-14</text:p>
          </table:table-cell>
          <table:table-cell office:value-type="string">
            <text:p>2,5-2,8</text:p>
          </table:table-cell>
          <table:table-cell office:value-type="string">
            <text:p>0,1-0,7</text:p>
          </table:table-cell>
          <table:table-cell office:value-type="string">
            <text:p>478-491</text:p>
          </table:table-cell>
          <table:table-cell office:value-type="string">
            <text:p>&lt;0,0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&lt;10</text:p>
          </table:table-cell>
          <table:table-cell office:value-type="float" office:value="14">
            <text:p>14</text:p>
          </table:table-cell>
          <table:table-cell office:value-type="string">
            <text:p>&lt;0,08</text:p>
          </table:table-cell>
          <table:table-cell office:value-type="string">
            <text:p>3,9-4,2</text:p>
          </table:table-cell>
          <table:table-cell office:value-type="float" office:value="4.7">
            <text:p>4,7</text:p>
          </table:table-cell>
          <table:table-cell office:value-type="string">
            <text:p>&lt;0,2</text:p>
          </table:table-cell>
          <table:table-cell office:value-type="float" office:value="0.18">
            <text:p>0,18</text:p>
          </table:table-cell>
          <table:table-cell office:value-type="float" office:value="1.5">
            <text:p>1,5</text:p>
          </table:table-cell>
          <table:table-cell office:value-type="string">
            <text:p>&lt;0,01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&lt;1.0</text:p>
          </table:table-cell>
          <table:table-cell office:value-type="string">
            <text:p>&lt;1,0</text:p>
          </table:table-cell>
          <table:table-cell office:value-type="string">
            <text:p>&lt;0,1</text:p>
          </table:table-cell>
          <table:table-cell office:value-type="string">
            <text:p>12,41-13,22</text:p>
          </table:table-cell>
          <table:table-cell office:value-type="string">
            <text:p>&lt;1,0-1,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2018-12-17</text:date>, <text:time>22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7S</meta:editing-duration>
    <meta:editing-cycles>4</meta:editing-cycles>
    <meta:generator>OpenOffice/4.1.3$Win32 OpenOffice.org_project/413m1$Build-9783</meta:generator>
    <dc:date>2018-12-17T22:47:06.43</dc:date>
    <dc:creator>Dziugas Tornau</dc:creator>
    <meta:document-statistic meta:table-count="3" meta:cell-count="471" meta:object-count="0"/>
    <meta:user-defined meta:name="Info 1"/>
    <meta:user-defined meta:name="Info 2"/>
    <meta:user-defined meta:name="Info 3"/>
    <meta:user-defined meta:name="Info 4"/>
  </office:meta>
</office:document-meta>
</file>